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722cm"/>
    </style:style>
    <style:style style:name="gr3" style:family="graphic" style:parent-style-name="standard">
      <style:graphic-properties svg:stroke-width="0.1cm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552cm"/>
    </style:style>
    <style:style style:name="P1" style:family="paragraph">
      <style:paragraph-properties fo:text-align="center"/>
      <style:text-properties fo:font-family="'Times New Roman'" style:font-family-generic="roman" style:font-pitch="variable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T1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2" style:family="text">
      <style:text-properties fo:font-family="'Times New Roman'" style:font-family-generic="roman" style:font-pitch="variable"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769cm" svg:height="0.769cm" svg:x="3.243cm" svg:y="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2cm" svg:height="0.972cm" svg:x="3.259cm" svg:y="1.573cm">
          <draw:text-box>
            <text:p text:style-name="P2"><text:span text:style-name="T1">1</text:span></text:p>
          </draw:text-box>
        </draw:frame>
        <draw:custom-shape draw:style-name="gr1" draw:text-style-name="P1" draw:layer="layout" svg:width="0.769cm" svg:height="0.769cm" svg:x="5.347cm" svg:y="0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2cm" svg:height="0.972cm" svg:x="5.391cm" svg:y="0.329cm">
          <draw:text-box>
            <text:p text:style-name="P2"><text:span text:style-name="T1">2</text:span></text:p>
          </draw:text-box>
        </draw:frame>
        <draw:custom-shape draw:style-name="gr1" draw:text-style-name="P1" draw:layer="layout" svg:width="0.769cm" svg:height="0.769cm" svg:x="5.404cm" svg:y="3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2cm" svg:height="0.972cm" svg:x="5.391cm" svg:y="2.974cm">
          <draw:text-box>
            <text:p text:style-name="P2"><text:span text:style-name="T1">3</text:span></text:p>
          </draw:text-box>
        </draw:frame>
        <draw:g>
          <draw:custom-shape draw:style-name="gr1" draw:text-style-name="P1" draw:layer="layout" svg:width="0.769cm" svg:height="0.769cm" svg:x="7.481cm" svg:y="1.6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0.82cm" svg:height="0.972cm" svg:x="7.497cm" svg:y="1.573cm">
            <draw:text-box>
              <text:p text:style-name="P2"><text:span text:style-name="T1">4</text:span></text:p>
            </draw:text-box>
          </draw:frame>
        </draw:g>
        <draw:line draw:style-name="gr3" draw:text-style-name="P2" draw:layer="layout" svg:x1="0.141cm" svg:y1="2.067cm" svg:x2="3.271cm" svg:y2="2.067cm">
          <text:p/>
        </draw:line>
        <draw:line draw:style-name="gr3" draw:text-style-name="P2" draw:layer="layout" svg:x1="8.249cm" svg:y1="2.039cm" svg:x2="11.379cm" svg:y2="2.039cm">
          <text:p/>
        </draw:line>
        <draw:line draw:style-name="gr3" draw:text-style-name="P2" draw:layer="layout" svg:x1="3.84cm" svg:y1="2.352cm" svg:x2="5.49cm" svg:y2="3.262cm">
          <text:p/>
        </draw:line>
        <draw:line draw:style-name="gr3" draw:text-style-name="P2" draw:layer="layout" svg:x1="3.928cm" svg:y1="1.826cm" svg:x2="5.405cm" svg:y2="1.014cm">
          <text:p/>
        </draw:line>
        <draw:line draw:style-name="gr3" draw:text-style-name="P2" draw:layer="layout" svg:x1="6.116cm" svg:y1="0.758cm" svg:x2="9.246cm" svg:y2="0.758cm">
          <text:p/>
        </draw:line>
        <draw:line draw:style-name="gr3" draw:text-style-name="P2" draw:layer="layout" svg:x1="6.031cm" svg:y1="1.043cm" svg:x2="7.567cm" svg:y2="1.84cm">
          <text:p/>
        </draw:line>
        <draw:line draw:style-name="gr3" draw:text-style-name="P2" draw:layer="layout" svg:x1="6.144cm" svg:y1="3.348cm" svg:x2="7.597cm" svg:y2="2.322cm">
          <text:p/>
        </draw:line>
        <draw:line draw:style-name="gr3" draw:text-style-name="P2" draw:layer="layout" svg:x1="5.803cm" svg:y1="6.135cm" svg:x2="5.803cm" svg:y2="3.831cm">
          <text:p/>
        </draw:line>
        <draw:frame draw:style-name="gr4" draw:text-style-name="P3" draw:layer="layout" svg:width="2.219cm" svg:height="0.814cm" svg:x="0.331cm" svg:y="1.217cm">
          <draw:text-box>
            <text:p><text:span text:style-name="T2">Reach 1</text:span></text:p>
          </draw:text-box>
        </draw:frame>
        <draw:frame draw:style-name="gr4" draw:text-style-name="P3" draw:layer="layout" svg:width="2.219cm" svg:height="0.814cm" draw:transform="rotate (0.563217749618464) translate (3.247cm 1.312cm)">
          <draw:text-box>
            <text:p><text:span text:style-name="T2">Reach 2</text:span></text:p>
          </draw:text-box>
        </draw:frame>
        <draw:frame draw:style-name="gr4" draw:text-style-name="P3" draw:layer="layout" svg:width="2.219cm" svg:height="0.814cm" draw:transform="rotate (-0.479267412598739) translate (5.762cm 0.902cm)">
          <draw:text-box>
            <text:p><text:span text:style-name="T2">Reach 6</text:span></text:p>
          </draw:text-box>
        </draw:frame>
        <draw:frame draw:style-name="gr4" draw:text-style-name="P3" draw:layer="layout" svg:width="2.219cm" svg:height="0.814cm" draw:transform="rotate (-0.512952267162223) translate (3.641cm 2.294cm)">
          <draw:text-box>
            <text:p><text:span text:style-name="T2">Reach 3</text:span></text:p>
          </draw:text-box>
        </draw:frame>
        <draw:frame draw:style-name="gr4" draw:text-style-name="P3" draw:layer="layout" svg:width="2.219cm" svg:height="0.814cm" draw:transform="rotate (1.57358885359779) translate (4.969cm 6.342cm)">
          <draw:text-box>
            <text:p><text:span text:style-name="T2">Reach 4</text:span></text:p>
          </draw:text-box>
        </draw:frame>
        <draw:frame draw:style-name="gr4" draw:text-style-name="P3" draw:layer="layout" svg:width="2.219cm" svg:height="0.814cm" draw:transform="rotate (0.631809189221828) translate (5.978cm 3.681cm)">
          <draw:text-box>
            <text:p><text:span text:style-name="T2">Reach 7</text:span></text:p>
          </draw:text-box>
        </draw:frame>
        <draw:frame draw:style-name="gr4" draw:text-style-name="P3" draw:layer="layout" svg:width="2.219cm" svg:height="0.814cm" svg:x="6.409cm" svg:y="0.023cm">
          <draw:text-box>
            <text:p><text:span text:style-name="T2">Reach 5</text:span></text:p>
          </draw:text-box>
        </draw:frame>
        <draw:frame draw:style-name="gr4" draw:text-style-name="P3" draw:layer="layout" svg:width="2.219cm" svg:height="0.814cm" svg:x="8.485cm" svg:y="1.27cm">
          <draw:text-box>
            <text:p><text:span text:style-name="T2">Reach 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12T17:48:57.71</meta:creation-date>
    <dc:date>2018-11-16T16:21:23.69</dc:date>
    <meta:editing-duration>PT13M10S</meta:editing-duration>
    <meta:editing-cycles>4</meta:editing-cycles>
    <meta:generator>OpenOffice/4.1.3$Win32 OpenOffice.org_project/413m1$Build-9783</meta:generator>
    <dc:creator>Christophe Coulet</dc:creator>
    <meta:document-statistic meta:object-count="25"/>
  </office:meta>
</office:document-meta>
</file>